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sAnnotationFilterTests.matchesWhenInSimilarPackage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sAnnotationFilterTests.createWhenPackagesContainsEmptyText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agesAnnotationFilterTests.matchesWhenNotInPackage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sAnnotationFilterTests.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ckagesAnnotationFilterTests.createWhenPackages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agesAnnotationFilterTests.matchesWhenInPackage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sAnnotationFilterTests.createWhenPackagesContain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